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F1" svg:font-family="F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TDC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TDC_20_2">
      <style:paragraph-properties>
        <style:tab-stops>
          <style:tab-stop style:position="14.594cm" style:type="right" style:leader-style="dotted" style:leader-text="."/>
        </style:tab-stops>
      </style:paragraph-properties>
    </style:style>
    <style:style style:name="P4" style:family="paragraph" style:parent-style-name="Descripción">
      <style:text-properties style:use-window-font-color="true" loext:opacity="0%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style:line-height-at-least="0.402cm"/>
      <style:text-properties fo:color="#000000" loext:opacity="100%" style:font-name="Calibri" fo:font-size="11pt" fo:font-weight="normal" fo:background-color="#ffffff" style:font-size-asian="11pt" style:font-size-complex="11pt"/>
    </style:style>
    <style:style style:name="P6" style:family="paragraph" style:parent-style-name="Standard">
      <style:paragraph-properties style:line-height-at-least="0.402cm"/>
      <style:text-properties fo:color="#000000" loext:opacity="100%" style:font-name="Calibri" fo:font-size="11pt" fo:background-color="#ffffff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style:line-height-at-least="0.402cm"/>
      <style:text-properties fo:color="#000000" loext:opacity="100%" style:font-name="Calibri" fo:font-size="11pt" fo:font-weight="normal" fo:background-color="#ffffff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style:line-height-at-least="0.402cm"/>
      <style:text-properties fo:color="#000000" loext:opacity="100%" style:font-name="Calibri" fo:font-size="11pt" fo:background-color="#ffffff" style:font-size-asian="11pt" style:font-size-complex="11pt"/>
    </style:style>
    <style:style style:name="P9" style:family="paragraph" style:parent-style-name="Standard">
      <style:text-properties fo:color="#000000" loext:opacity="100%" style:font-name="Calibri" fo:font-size="11pt" fo:font-weight="normal" officeooo:rsid="000acc2d" officeooo:paragraph-rsid="000acc2d" fo:background-color="#ffffff" style:font-name-asian="Times New Roman" style:font-size-asian="11pt" style:font-name-complex="Times New Roman" style:font-size-complex="11pt"/>
    </style:style>
    <style:style style:name="P10" style:family="paragraph" style:parent-style-name="Standard">
      <style:text-properties fo:color="#000000" loext:opacity="100%" style:font-name="Calibri" fo:font-size="11pt" fo:font-weight="normal" officeooo:rsid="000e8fcb" officeooo:paragraph-rsid="000e8fcb" fo:background-color="#ffffff" style:font-name-asian="Times New Roman" style:font-size-asian="11pt" style:font-name-complex="Times New Roman" style:font-size-complex="11pt"/>
    </style:style>
    <style:style style:name="P11" style:family="paragraph" style:parent-style-name="Normal" style:master-page-name="MPF0">
      <style:paragraph-properties style:page-number="auto" fo:break-before="page"/>
    </style:style>
    <style:style style:name="P12" style:family="paragraph" style:parent-style-name="Normal">
      <style:text-properties fo:color="#000000" loext:opacity="100%" style:font-name="Calibri" fo:font-size="11pt" officeooo:rsid="000e8fcb" officeooo:paragraph-rsid="000e8fcb" fo:background-color="#ffffff" style:font-name-asian="Times New Roman" style:font-size-asian="11pt" style:font-name-complex="Times New Roman" style:font-size-complex="11pt"/>
    </style:style>
    <style:style style:name="P13" style:family="paragraph" style:parent-style-name="Normal">
      <style:text-properties fo:color="#000000" loext:opacity="100%" style:font-name="Calibri" fo:font-size="11pt" officeooo:rsid="000acc2d" officeooo:paragraph-rsid="000acc2d" fo:background-color="#ffffff" style:font-name-asian="Times New Roman" style:font-size-asian="11pt" style:font-name-complex="Times New Roman" style:font-size-complex="11pt"/>
    </style:style>
    <style:style style:name="P14" style:family="paragraph" style:parent-style-name="Normal">
      <style:text-properties fo:color="#000000" loext:opacity="100%" style:font-name="Calibri" fo:font-size="11pt" officeooo:rsid="000acc2d" officeooo:paragraph-rsid="000e8fcb" fo:background-color="#ffffff" style:font-name-asian="Times New Roman" style:font-size-asian="11pt" style:font-name-complex="Times New Roman" style:font-size-complex="11pt"/>
    </style:style>
    <style:style style:name="P15" style:family="paragraph" style:parent-style-name="Normal">
      <style:text-properties fo:color="#000000" loext:opacity="100%" style:font-name="Calibri" fo:font-size="11pt" officeooo:rsid="000e8fcb" officeooo:paragraph-rsid="000e8fcb" fo:background-color="transparent" style:font-name-asian="Times New Roman" style:font-size-asian="11pt" style:font-name-complex="Times New Roman" style:font-size-complex="11pt"/>
    </style:style>
    <style:style style:name="P16" style:family="paragraph" style:parent-style-name="Normal">
      <style:text-properties fo:color="#2e74b5" loext:opacity="100%" style:font-name="Calibri Light" fo:font-size="13pt" officeooo:rsid="000e8fcb" officeooo:paragraph-rsid="000e8fcb" fo:background-color="#ffffff" style:font-name-asian="Times New Roman" style:font-size-asian="13pt" style:font-name-complex="Times New Roman" style:font-size-complex="13pt"/>
    </style:style>
    <style:style style:name="P17" style:family="paragraph" style:parent-style-name="Heading_20_1">
      <style:text-properties style:use-window-font-color="true" loext:opacity="0%" style:font-name="Calibri" fo:font-size="11pt" style:font-size-asian="11pt" style:font-size-complex="11pt"/>
    </style:style>
    <style:style style:name="P18" style:family="paragraph" style:parent-style-name="Heading_20_2">
      <style:text-properties fo:color="#2e74b5" loext:opacity="100%" style:font-name="Calibri Light" fo:font-size="13pt" officeooo:rsid="000acc2d" officeooo:paragraph-rsid="000acc2d" style:font-name-asian="Times New Roman" style:font-size-asian="13pt" style:font-name-complex="Times New Roman" style:font-size-complex="13pt"/>
    </style:style>
    <style:style style:name="P19" style:family="paragraph" style:parent-style-name="Heading_20_2">
      <style:text-properties fo:color="#2e74b5" loext:opacity="100%" style:font-name="Calibri Light" fo:font-size="13pt" officeooo:rsid="000acc2d" officeooo:paragraph-rsid="000e8fcb" fo:background-color="#ffffff" style:font-name-asian="Times New Roman" style:font-size-asian="13pt" style:font-name-complex="Times New Roman" style:font-size-complex="13pt"/>
    </style:style>
    <style:style style:name="P20" style:family="paragraph" style:parent-style-name="Heading_20_2">
      <style:text-properties fo:color="#2e74b5" loext:opacity="100%" style:font-name="Calibri Light" fo:font-size="13pt" officeooo:rsid="000e8fcb" officeooo:paragraph-rsid="000e8fcb" fo:background-color="#ffffff" style:font-name-asian="Times New Roman" style:font-size-asian="13pt" style:font-name-complex="Times New Roman" style:font-size-complex="13pt"/>
    </style:style>
    <style:style style:name="P21" style:family="paragraph">
      <loext:graphic-properties draw:fill="gradient" draw:fill-gradient-name="a0"/>
      <style:paragraph-properties style:writing-mode="lr-tb" style:font-independent-line-spacing="true"/>
    </style:style>
    <style:style style:name="P22" style:family="paragraph">
      <loext:graphic-properties draw:fill="solid" draw:fill-color="#ffffff" draw:opacity="100%"/>
    </style:style>
    <style:style style:name="P23" style:family="paragraph">
      <style:paragraph-properties fo:margin-top="0.212cm" fo:margin-bottom="0cm"/>
    </style:style>
    <style:style style:name="P24" style:family="paragraph">
      <loext:graphic-properties draw:fill="none"/>
      <style:paragraph-properties style:writing-mode="lr-tb" style:font-independent-line-spacing="true"/>
    </style:style>
    <style:style style:name="T1" style:family="text">
      <style:text-properties fo:color="#5b9bd5" loext:opacity="100%"/>
    </style:style>
    <style:style style:name="T2" style:family="text">
      <style:text-properties fo:color="#5b9bd5" loext:opacity="100%" style:font-name="Calibri Light" fo:font-size="10pt" style:font-size-asian="10pt" style:font-size-complex="10pt"/>
    </style:style>
    <style:style style:name="T3" style:family="text">
      <style:text-properties style:language-asian="es" style:country-asian="ES"/>
    </style:style>
    <style:style style:name="T4" style:family="text">
      <style:text-properties style:use-window-font-color="true" loext:opacity="0%" fo:font-size="11pt" fo:font-style="normal" style:font-size-asian="11pt" style:font-style-asian="normal" style:font-size-complex="11pt" style:font-style-complex="normal"/>
    </style:style>
    <style:style style:name="T5" style:family="text">
      <style:text-properties fo:font-weight="normal"/>
    </style:style>
    <style:style style:name="T6" style:family="text">
      <style:text-properties officeooo:rsid="000e8fcb"/>
    </style:style>
    <style:style style:name="T7" style:family="text">
      <style:text-properties fo:text-transform="uppercase" fo:color="#ffffff" loext:opacity="100%" style:font-name="Calibri Light" fo:font-size="32pt" style:font-name-asian="Times New Roman" style:font-size-asian="32pt" style:font-name-complex="Times New Roman" style:font-size-complex="32pt"/>
    </style:style>
    <style:style style:name="T8" style:family="text">
      <style:text-properties fo:color="#ffffff" loext:opacity="100%" fo:font-size="18pt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none" draw:fill="gradient" draw:fill-gradient-name="a0" draw:textarea-horizontal-align="left" draw:textarea-vertical-align="top" draw:auto-grow-height="false" draw:auto-grow-width="false" fo:padding-top="1.905cm" fo:padding-bottom="12.7cm" fo:padding-left="1.905cm" fo:padding-right="2.54cm" fo:wrap-option="wrap" style:run-through="background"/>
      <style:paragraph-properties style:writing-mode="lr-tb"/>
    </style:style>
    <style:style style:name="gr4" style:family="graphic">
      <style:graphic-properties draw:stroke="none" draw:fill="solid" draw:fill-color="#ffffff" draw:opacity="100%" fo:min-height="0cm" fo:min-width="0cm" style:run-through="background"/>
    </style:style>
    <style:style style:name="gr5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1.905cm" fo:padding-right="2.54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g text:anchor-type="paragraph" draw:z-index="0" draw:name="Grupo 48" draw:style-name="gr1"><draw:g draw:name="Grupo 49" draw:style-name="gr2"><draw:custom-shape draw:name="Rectángulo 54" draw:style-name="gr3" draw:text-style-name="P21" svg:width="19.051cm" svg:height="25.401cm" svg:x="0.931cm" svg:y="1.355cm"><text:p/><draw:enhanced-geometry svg:viewBox="0 0 21600 21600" draw:type="non-primitive" draw:enhanced-path="M 0 0 L 21600 0 21600 21600 0 21600 Z N"/></draw:custom-shape><draw:g draw:name="Grupo 2" draw:style-name="gr2"><draw:custom-shape draw:name="Forma libre 56" draw:style-name="gr4" draw:text-style-name="P22" svg:width="7.854cm" svg:height="7.877cm" svg:x="12.114cm" svg:y="1.355cm"><text:p/><draw:enhanced-geometry svg:viewBox="0 0 1781 1786" draw:text-areas="?f27 ?f29 ?f28 ?f30" draw:glue-points="?f31 ?f32 ?f33 ?f34 ?f35 ?f36 ?f37 ?f38 ?f31 ?f32" draw:type="non-primitive" draw:enhanced-path="M ?f3 ?f2 L ?f0 ?f4 ?f5 ?f0 ?f1 ?f6 ?f3 ?f2 Z N"><draw:equation draw:name="f0" draw:formula="0"/><draw:equation draw:name="f1" draw:formula="1781"/><draw:equation draw:name="f2" draw:formula="1786"/><draw:equation draw:name="f3" draw:formula="4"/><draw:equation draw:name="f4" draw:formula="1782"/><draw:equation draw:name="f5" draw:formula="1776"/><draw:equation draw:name="f6" draw:formula="5"/><draw:equation draw:name="f7" draw:formula="?f2 - ?f0"/><draw:equation draw:name="f8" draw:formula="?f1 - ?f0"/><draw:equation draw:name="f9" draw:formula="?f8 / 1781"/><draw:equation draw:name="f10" draw:formula="?f7 / 1786"/><draw:equation draw:name="f11" draw:formula="4 * ?f8"/><draw:equation draw:name="f12" draw:formula="1786 * ?f7"/><draw:equation draw:name="f13" draw:formula="0 * ?f8"/><draw:equation draw:name="f14" draw:formula="1782 * ?f7"/><draw:equation draw:name="f15" draw:formula="1776 * ?f8"/><draw:equation draw:name="f16" draw:formula="0 * ?f7"/><draw:equation draw:name="f17" draw:formula="1781 * ?f8"/><draw:equation draw:name="f18" draw:formula="5 * ?f7"/><draw:equation draw:name="f19" draw:formula="?f11 / 1781"/><draw:equation draw:name="f20" draw:formula="?f12 / 1786"/><draw:equation draw:name="f21" draw:formula="?f13 / 1781"/><draw:equation draw:name="f22" draw:formula="?f14 / 1786"/><draw:equation draw:name="f23" draw:formula="?f15 / 1781"/><draw:equation draw:name="f24" draw:formula="?f16 / 1786"/><draw:equation draw:name="f25" draw:formula="?f17 / 1781"/><draw:equation draw:name="f26" draw:formula="?f18 / 1786"/><draw:equation draw:name="f27" draw:formula="0 / ?f9"/><draw:equation draw:name="f28" draw:formula="?f1 / ?f9"/><draw:equation draw:name="f29" draw:formula="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9"/><draw:equation draw:name="f38" draw:formula="?f26 / ?f10"/></draw:enhanced-geometry></draw:custom-shape><draw:custom-shape draw:name="Forma libre 57" draw:style-name="gr4" draw:text-style-name="P22" svg:width="9.85cm" svg:height="9.85cm" svg:x="10.118cm" svg:y="1.985cm"><text:p/><draw:enhanced-geometry svg:viewBox="0 0 2234 2234" draw:text-areas="?f14 ?f14 ?f15 ?f15" draw:glue-points="?f16 ?f17 ?f18 ?f19 ?f19 ?f18 ?f17 ?f16 ?f16 ?f17" draw:type="non-primitive" draw:enhanced-path="M ?f2 ?f1 L ?f0 ?f3 ?f3 ?f0 ?f1 ?f2 ?f2 ?f1 Z N"><draw:equation draw:name="f0" draw:formula="0"/><draw:equation draw:name="f1" draw:formula="2234"/><draw:equation draw:name="f2" draw:formula="5"/><draw:equation draw:name="f3" draw:formula="2229"/><draw:equation draw:name="f4" draw:formula="?f1 - ?f0"/><draw:equation draw:name="f5" draw:formula="?f4 / 2234"/><draw:equation draw:name="f6" draw:formula="5 * ?f4"/><draw:equation draw:name="f7" draw:formula="2234 * ?f4"/><draw:equation draw:name="f8" draw:formula="0 * ?f4"/><draw:equation draw:name="f9" draw:formula="2229 * ?f4"/><draw:equation draw:name="f10" draw:formula="?f6 / 2234"/><draw:equation draw:name="f11" draw:formula="?f7 / 2234"/><draw:equation draw:name="f12" draw:formula="?f8 / 2234"/><draw:equation draw:name="f13" draw:formula="?f9 / 2234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draw:name="Forma libre 58" draw:style-name="gr4" draw:text-style-name="P22" svg:width="9.688cm" svg:height="9.688cm" svg:x="10.28cm" svg:y="1.66cm"><text:p/><draw:enhanced-geometry svg:viewBox="0 0 2197 2197" draw:text-areas="?f20 ?f20 ?f21 ?f21" draw:glue-points="?f22 ?f23 ?f24 ?f25 ?f26 ?f24 ?f23 ?f27 ?f22 ?f23" draw:type="non-primitive" draw:enhanced-path="M ?f2 ?f1 L ?f0 ?f3 ?f4 ?f0 ?f1 ?f5 ?f2 ?f1 Z N"><draw:equation draw:name="f0" draw:formula="0"/><draw:equation draw:name="f1" draw:formula="2197"/><draw:equation draw:name="f2" draw:formula="9"/><draw:equation draw:name="f3" draw:formula="2193"/><draw:equation draw:name="f4" draw:formula="2188"/><draw:equation draw:name="f5" draw:formula="10"/><draw:equation draw:name="f6" draw:formula="?f1 - ?f0"/><draw:equation draw:name="f7" draw:formula="?f6 / 2197"/><draw:equation draw:name="f8" draw:formula="9 * ?f6"/><draw:equation draw:name="f9" draw:formula="2197 * ?f6"/><draw:equation draw:name="f10" draw:formula="0 * ?f6"/><draw:equation draw:name="f11" draw:formula="2193 * ?f6"/><draw:equation draw:name="f12" draw:formula="2188 * ?f6"/><draw:equation draw:name="f13" draw:formula="10 * ?f6"/><draw:equation draw:name="f14" draw:formula="?f8 / 2197"/><draw:equation draw:name="f15" draw:formula="?f9 / 2197"/><draw:equation draw:name="f16" draw:formula="?f10 / 2197"/><draw:equation draw:name="f17" draw:formula="?f11 / 2197"/><draw:equation draw:name="f18" draw:formula="?f12 / 2197"/><draw:equation draw:name="f19" draw:formula="?f13 / 2197"/><draw:equation draw:name="f20" draw:formula="0 / ?f7"/><draw:equation draw:name="f21" draw:formula="?f1 / ?f7"/><draw:equation draw:name="f22" draw:formula="?f14 / ?f7"/><draw:equation draw:name="f23" draw:formula="?f15 / ?f7"/><draw:equation draw:name="f24" draw:formula="?f16 / ?f7"/><draw:equation draw:name="f25" draw:formula="?f17 / ?f7"/><draw:equation draw:name="f26" draw:formula="?f18 / ?f7"/><draw:equation draw:name="f27" draw:formula="?f19 / ?f7"/></draw:enhanced-geometry></draw:custom-shape><draw:custom-shape draw:name="Forma libre 59" draw:style-name="gr4" draw:text-style-name="P22" svg:width="8.647cm" svg:height="8.67cm" svg:x="11.321cm" svg:y="2.74cm"><text:p/><draw:enhanced-geometry svg:viewBox="0 0 1961 1966" draw:text-areas="?f26 ?f28 ?f27 ?f29" draw:glue-points="?f30 ?f31 ?f32 ?f33 ?f34 ?f35 ?f36 ?f37 ?f30 ?f31" draw:type="non-primitive" draw:enhanced-path="M ?f3 ?f2 L ?f0 ?f4 ?f5 ?f0 ?f1 ?f3 ?f3 ?f2 Z N"><draw:equation draw:name="f0" draw:formula="0"/><draw:equation draw:name="f1" draw:formula="1961"/><draw:equation draw:name="f2" draw:formula="1966"/><draw:equation draw:name="f3" draw:formula="9"/><draw:equation draw:name="f4" draw:formula="1957"/><draw:equation draw:name="f5" draw:formula="1952"/><draw:equation draw:name="f6" draw:formula="?f2 - ?f0"/><draw:equation draw:name="f7" draw:formula="?f1 - ?f0"/><draw:equation draw:name="f8" draw:formula="?f7 / 1961"/><draw:equation draw:name="f9" draw:formula="?f6 / 1966"/><draw:equation draw:name="f10" draw:formula="9 * ?f7"/><draw:equation draw:name="f11" draw:formula="1966 * ?f6"/><draw:equation draw:name="f12" draw:formula="0 * ?f7"/><draw:equation draw:name="f13" draw:formula="1957 * ?f6"/><draw:equation draw:name="f14" draw:formula="1952 * ?f7"/><draw:equation draw:name="f15" draw:formula="0 * ?f6"/><draw:equation draw:name="f16" draw:formula="1961 * ?f7"/><draw:equation draw:name="f17" draw:formula="9 * ?f6"/><draw:equation draw:name="f18" draw:formula="?f10 / 1961"/><draw:equation draw:name="f19" draw:formula="?f11 / 1966"/><draw:equation draw:name="f20" draw:formula="?f12 / 1961"/><draw:equation draw:name="f21" draw:formula="?f13 / 1966"/><draw:equation draw:name="f22" draw:formula="?f14 / 1961"/><draw:equation draw:name="f23" draw:formula="?f15 / 1966"/><draw:equation draw:name="f24" draw:formula="?f16 / 1961"/><draw:equation draw:name="f25" draw:formula="?f17 / 1966"/><draw:equation draw:name="f26" draw:formula="0 / ?f8"/><draw:equation draw:name="f27" draw:formula="?f1 / ?f8"/><draw:equation draw:name="f28" draw:formula="0 / ?f9"/><draw:equation draw:name="f29" draw:formula="?f2 / ?f9"/><draw:equation draw:name="f30" draw:formula="?f18 / ?f8"/><draw:equation draw:name="f31" draw:formula="?f19 / ?f9"/><draw:equation draw:name="f32" draw:formula="?f20 / ?f8"/><draw:equation draw:name="f33" draw:formula="?f21 / ?f9"/><draw:equation draw:name="f34" draw:formula="?f22 / ?f8"/><draw:equation draw:name="f35" draw:formula="?f23 / ?f9"/><draw:equation draw:name="f36" draw:formula="?f24 / ?f8"/><draw:equation draw:name="f37" draw:formula="?f25 / ?f9"/></draw:enhanced-geometry></draw:custom-shape><draw:custom-shape draw:name="Forma libre 60" draw:style-name="gr4" draw:text-style-name="P22" svg:width="12.025cm" svg:height="12.046cm" svg:x="7.943cm" svg:y="1.782cm"><text:p/><draw:enhanced-geometry svg:viewBox="0 0 2727 2732" draw:text-areas="?f24 ?f26 ?f25 ?f27" draw:glue-points="?f28 ?f29 ?f28 ?f30 ?f31 ?f32 ?f33 ?f34 ?f28 ?f29" draw:type="non-primitive" draw:enhanced-path="M ?f0 ?f2 L ?f0 ?f3 ?f4 ?f0 ?f1 ?f5 ?f0 ?f2 Z N"><draw:equation draw:name="f0" draw:formula="0"/><draw:equation draw:name="f1" draw:formula="2727"/><draw:equation draw:name="f2" draw:formula="2732"/><draw:equation draw:name="f3" draw:formula="2728"/><draw:equation draw:name="f4" draw:formula="2722"/><draw:equation draw:name="f5" draw:formula="5"/><draw:equation draw:name="f6" draw:formula="?f2 - ?f0"/><draw:equation draw:name="f7" draw:formula="?f1 - ?f0"/><draw:equation draw:name="f8" draw:formula="?f7 / 2727"/><draw:equation draw:name="f9" draw:formula="?f6 / 2732"/><draw:equation draw:name="f10" draw:formula="0 * ?f7"/><draw:equation draw:name="f11" draw:formula="2732 * ?f6"/><draw:equation draw:name="f12" draw:formula="2728 * ?f6"/><draw:equation draw:name="f13" draw:formula="2722 * ?f7"/><draw:equation draw:name="f14" draw:formula="0 * ?f6"/><draw:equation draw:name="f15" draw:formula="2727 * ?f7"/><draw:equation draw:name="f16" draw:formula="5 * ?f6"/><draw:equation draw:name="f17" draw:formula="?f10 / 2727"/><draw:equation draw:name="f18" draw:formula="?f11 / 2732"/><draw:equation draw:name="f19" draw:formula="?f12 / 2732"/><draw:equation draw:name="f20" draw:formula="?f13 / 2727"/><draw:equation draw:name="f21" draw:formula="?f14 / 2732"/><draw:equation draw:name="f22" draw:formula="?f15 / 2727"/><draw:equation draw:name="f23" draw:formula="?f16 / 2732"/><draw:equation draw:name="f24" draw:formula="0 / ?f8"/><draw:equation draw:name="f25" draw:formula="?f1 / ?f8"/><draw:equation draw:name="f26" draw:formula="0 / ?f9"/><draw:equation draw:name="f27" draw:formula="?f2 / ?f9"/><draw:equation draw:name="f28" draw:formula="?f17 / ?f8"/><draw:equation draw:name="f29" draw:formula="?f18 / ?f9"/><draw:equation draw:name="f30" draw:formula="?f19 / ?f9"/><draw:equation draw:name="f31" draw:formula="?f20 / ?f8"/><draw:equation draw:name="f32" draw:formula="?f21 / ?f9"/><draw:equation draw:name="f33" draw:formula="?f22 / ?f8"/><draw:equation draw:name="f34" draw:formula="?f23 / ?f9"/></draw:enhanced-geometry></draw:custom-shape></draw:g></draw:g><draw:frame draw:name="Cuadro de texto 61" draw:style-name="gr5" draw:text-style-name="P24" svg:width="19.008cm" svg:height="10.528cm" svg:x="0.598cm" svg:y="5.25cm"><draw:text-box><text:p><text:span text:style-name="T7">CUADERNO DE PRÁCTICAS</text:span></text:p><text:p text:style-name="P23"><text:span text:style-name="T8">CATALIN MAZARACHE DAW-2 25/10/2020</text:span></text:p></draw:text-box></draw:frame></draw:g><text:span text:style-name="Fuente_20_de_20_párrafo_20_predeter."><text:span text:style-name="T3"/></text:span></text:p>
      <text:p text:style-name="P1"/>
      <text:p text:style-name="Título_20_TDC"><text:bookmark-start text:name="_Toc53525106"/>ÍNDICE<text:bookmark-end text:name="_Toc53525106"/>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Toc53525106" office:target-frame-name="_top" xlink:show="replace" text:style-name="Internet_20_link" text:visited-style-name="Visited_20_Internet_20_Link"><text:span text:style-name="Hipervínculo">ÍNDICE</text:span></text:a><text:a xlink:type="simple" xlink:href="#_Toc53525106" office:target-frame-name="_top" xlink:show="replace" text:style-name="Internet_20_link" text:visited-style-name="Visited_20_Internet_20_Link"><text:tab/>2</text:a></text:p>
          <text:p text:style-name="P3"><text:a xlink:type="simple" xlink:href="#_Toc53525107" office:target-frame-name="_top" xlink:show="replace" text:style-name="Internet_20_link" text:visited-style-name="Visited_20_Internet_20_Link"><text:span text:style-name="Hipervínculo">PRIMER PROGRAMA EN JAVASCRIPT</text:span></text:a><text:a xlink:type="simple" xlink:href="#_Toc53525107" office:target-frame-name="_top" xlink:show="replace" text:style-name="Internet_20_link" text:visited-style-name="Visited_20_Internet_20_Link"><text:tab/>3</text:a></text:p>
          <text:p text:style-name="P3"><text:a xlink:type="simple" xlink:href="#_Toc53525108" office:target-frame-name="_top" xlink:show="replace" text:style-name="Internet_20_link" text:visited-style-name="Visited_20_Internet_20_Link"><text:span text:style-name="Hipervínculo">SENTENCIA IF</text:span></text:a><text:a xlink:type="simple" xlink:href="#_Toc53525108" office:target-frame-name="_top" xlink:show="replace" text:style-name="Internet_20_link" text:visited-style-name="Visited_20_Internet_20_Link"><text:tab/>3</text:a></text:p>
          <text:p text:style-name="P3"><text:a xlink:type="simple" xlink:href="#_Toc53525109" office:target-frame-name="_top" xlink:show="replace" text:style-name="Internet_20_link" text:visited-style-name="Visited_20_Internet_20_Link"><text:span text:style-name="Hipervínculo">SENTENCIA FOR</text:span></text:a><text:a xlink:type="simple" xlink:href="#_Toc53525109" office:target-frame-name="_top" xlink:show="replace" text:style-name="Internet_20_link" text:visited-style-name="Visited_20_Internet_20_Link"><text:tab/>4</text:a></text:p>
          <text:p text:style-name="P3"><text:a xlink:type="simple" xlink:href="#_Toc53525110" office:target-frame-name="_top" xlink:show="replace" text:style-name="Internet_20_link" text:visited-style-name="Visited_20_Internet_20_Link"><text:span text:style-name="Hipervínculo">LLAMADA A LA FUNCIÓN RECURSIVA</text:span></text:a><text:a xlink:type="simple" xlink:href="#_Toc53525110" office:target-frame-name="_top" xlink:show="replace" text:style-name="Internet_20_link" text:visited-style-name="Visited_20_Internet_20_Link"><text:tab/>6</text:a></text:p>
          <text:p text:style-name="P3"><text:a xlink:type="simple" xlink:href="#_Toc53525111" office:target-frame-name="_top" xlink:show="replace" text:style-name="Internet_20_link" text:visited-style-name="Visited_20_Internet_20_Link"><text:span text:style-name="Hipervínculo">CREAR UN OBJETO BÁSICO</text:span></text:a><text:a xlink:type="simple" xlink:href="#_Toc53525111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Standard"/>
      <text:p text:style-name="Standard"><text:a xlink:type="simple" xlink:href="#_Toc52914143" office:target-frame-name="_top" xlink:show="replace" text:style-name="Internet_20_link" text:visited-style-name="Visited_20_Internet_20_Lin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" text:outline-level="1"><text:bookmark-start text:name="__RefHeading__64_1829257667"/><text:bookmark-start text:name="Bookmark1"/></text:h>
      <text:p text:style-name="Text_20_body"/>
      <text:p text:style-name="Text_20_body"/>
      <text:p text:style-name="Text_20_body"/>
      <text:h text:style-name="Heading_20_2" text:outline-level="2"><text:bookmark-start text:name="_Toc53329543"/><text:bookmark-start text:name="_Toc53525026"/><text:bookmark-start text:name="_Toc53525107"/><text:soft-page-break/>PRIMER PROGRAMA EN JAVASCRIPT<text:bookmark-end text:name="_Toc53329543"/><text:bookmark-end text:name="_Toc53525026"/><text:bookmark-end text:name="_Toc53525107"/><text:bookmark-end text:name="__RefHeading__64_1829257667"/><text:bookmark-end text:name="Bookmark1"/></text:h>
      <text:p text:style-name="Standard">&lt;!DOCTYPE html&gt;</text:p>
      <text:p text:style-name="Standard">&lt;html lang="es"&gt;</text:p>
      <text:p text:style-name="Standard">&lt;head&gt;</text:p>
      <text:p text:style-name="Standard"><text:tab/><text:tab/>&lt;meta charset="UTF-8"&gt;</text:p>
      <text:p text:style-name="Standard"><text:tab/><text:tab/>&lt;meta name="author" content="Catalin Mazarache"&gt;</text:p>
      <text:p text:style-name="Standard"><text:tab/><text:tab/>&lt;title&gt;Primer ejercicio JS&lt;/title&gt;</text:p>
      <text:p text:style-name="Standard"><text:tab/><text:tab/><text:tab/>&lt;script&gt;</text:p>
      <text:p text:style-name="Standard"><text:tab/><text:tab/><text:tab/><text:tab/>var var1=5;</text:p>
      <text:p text:style-name="Standard"><text:tab/><text:tab/><text:tab/><text:tab/>alert(var1);</text:p>
      <text:p text:style-name="Standard"><text:tab/><text:tab/><text:tab/><text:tab/>var var2=true;</text:p>
      <text:p text:style-name="Standard"><text:tab/><text:tab/><text:tab/><text:tab/>alert(var2);</text:p>
      <text:p text:style-name="Standard"><text:tab/><text:tab/><text:tab/><text:tab/>var var3="5";</text:p>
      <text:p text:style-name="Standard"><text:tab/><text:tab/><text:tab/><text:tab/>alert(var3);</text:p>
      <text:p text:style-name="Standard"><text:tab/><text:tab/><text:tab/><text:tab/>var var4;</text:p>
      <text:p text:style-name="Standard"><text:tab/><text:tab/><text:tab/><text:tab/>alert(var4);</text:p>
      <text:p text:style-name="Standard"><text:tab/><text:tab/><text:tab/><text:tab/><text:tab/>document.write(typeof(var1));</text:p>
      <text:p text:style-name="Standard"><text:tab/><text:tab/><text:tab/><text:tab/><text:tab/>document.write(typeof(var3));</text:p>
      <text:p text:style-name="Standard"><text:tab/><text:tab/><text:tab/><text:tab/>if(var1===5) {</text:p>
      <text:p text:style-name="Standard"><text:tab/><text:tab/><text:tab/><text:tab/><text:tab/>alert("es igual");</text:p>
      <text:p text:style-name="Standard"><text:tab/><text:tab/><text:tab/><text:tab/>}else{</text:p>
      <text:p text:style-name="Standard"><text:tab/><text:tab/><text:tab/><text:tab/><text:tab/>alert("no es igual");</text:p>
      <text:p text:style-name="Standard"><text:tab/><text:tab/><text:tab/><text:tab/><text:tab/>}</text:p>
      <text:p text:style-name="Standard"><text:tab/><text:tab/><text:tab/>&lt;/script&gt;</text:p>
      <text:p text:style-name="Standard">&lt;/head&gt;</text:p>
      <text:p text:style-name="Standard">&lt;body&gt;</text:p>
      <text:p text:style-name="Standard"><text:tab/>&lt;p&gt;Primer ejercicio JS&lt;/p&gt;</text:p>
      <text:p text:style-name="Standard">&lt;/body&gt;</text:p>
      <text:p text:style-name="Standard">&lt;/html&gt;</text:p>
      <text:p text:style-name="Descripción"/>
      <text:h text:style-name="Heading_20_2" text:outline-level="2"><text:bookmark-start text:name="__RefHeading__66_1829257667"/><text:bookmark-start text:name="Bookmark2"/><text:bookmark-start text:name="_Toc53329544"/><text:bookmark-start text:name="_Toc53525027"/><text:bookmark-start text:name="_Toc53525108"/>SENTENCIA IF<text:bookmark-end text:name="__RefHeading__66_1829257667"/><text:bookmark-end text:name="Bookmark2"/><text:bookmark-end text:name="_Toc53329544"/><text:bookmark-end text:name="_Toc53525027"/><text:bookmark-end text:name="_Toc53525108"/></text:h>
      <text:p text:style-name="Standard">&lt;!DOCTYPE html&gt;</text:p>
      <text:p text:style-name="Standard">&lt;html lang="es"&gt;</text:p>
      <text:p text:style-name="Standard">&lt;head&gt;</text:p>
      <text:p text:style-name="Standard"><text:soft-page-break/>&lt;!--- Adjuntar al cuaderno de tareas programa que pida por teclado</text:p>
      <text:p text:style-name="Standard"><text:s/>la edad de una persona y muestre "MAYOR DE EDAD" o "MENOR DE EDAD" según corresponda--&gt;</text:p>
      <text:p text:style-name="Standard"><text:tab/><text:tab/>&lt;meta charset="UTF-8"&gt;</text:p>
      <text:p text:style-name="Standard"><text:tab/><text:tab/>&lt;meta name="author" content="Catalin Mazarache"&gt;</text:p>
      <text:p text:style-name="Standard"><text:tab/><text:tab/>&lt;title&gt;Presentaci&amp;oacute;n Catalin Mazarache&lt;/title&gt;</text:p>
      <text:p text:style-name="Standard"><text:tab/><text:tab/>&lt;title&gt;Edad&lt;/title&gt;</text:p>
      <text:p text:style-name="Standard"><text:s text:c="4"/>&lt;script&gt;</text:p>
      <text:p text:style-name="Standard"><text:s text:c="8"/>var edad= parseInt(prompt("Introduce la edad"));</text:p>
      <text:p text:style-name="Standard"><text:s text:c="8"/>/*edad &lt; 18 ? alert("Es menor de edad") : alert("Es mayor de edad");*/</text:p>
      <text:p text:style-name="Standard"><text:tab/><text:tab/></text:p>
      <text:p text:style-name="Standard"><text:tab/><text:tab/>if(edad &lt; 18) alert("es menor de edad") ; else alert("es mayor de edad");</text:p>
      <text:p text:style-name="Standard"><text:tab/><text:tab/></text:p>
      <text:p text:style-name="Standard"><text:tab/><text:tab/>/*if(edad &lt; 18){</text:p>
      <text:p text:style-name="Standard"><text:s text:c="12"/>alert("Eres menor de edad");</text:p>
      <text:p text:style-name="Standard"><text:s text:c="8"/>}else{</text:p>
      <text:p text:style-name="Standard"><text:s text:c="12"/>alert("Eres mayor de edad");</text:p>
      <text:p text:style-name="Standard"><text:s text:c="8"/>}*/</text:p>
      <text:p text:style-name="Standard"><text:s text:c="4"/>&lt;/script&gt;</text:p>
      <text:p text:style-name="Standard">&lt;/head&gt;</text:p>
      <text:p text:style-name="Standard">&lt;body&gt;</text:p>
      <text:p text:style-name="Standard"><text:s text:c="4"/>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h text:style-name="Heading_20_2" text:outline-level="2"><text:bookmark-start text:name="_Toc53525028"/><text:bookmark-start text:name="_Toc53525109"/>SENTENCIA FOR<text:bookmark-end text:name="_Toc53525028"/><text:bookmark-end text:name="_Toc53525109"/></text:h>
      <text:p text:style-name="P4">&lt;!DOCTYPE html&gt;</text:p>
      <text:p text:style-name="P4">&lt;html lang="es"&gt;</text:p>
      <text:p text:style-name="P4">&lt;head&gt;</text:p>
      <text:p text:style-name="P4">&lt;!---Hacer un programa que pida por teclado un número </text:p>
      <text:p text:style-name="P4">´y muestre con sentencias document.write() </text:p>
      <text:p text:style-name="P4"><text:soft-page-break/>la tabla de multiplicar de dicho número---&gt;</text:p>
      <text:p text:style-name="P4"><text:tab/><text:tab/>&lt;meta charset="UTF-8"&gt;</text:p>
      <text:p text:style-name="P4"><text:tab/><text:tab/>&lt;meta name="author" content="Catalin Mazarache"&gt;</text:p>
      <text:p text:style-name="P4"><text:tab/><text:tab/>&lt;title&gt;FOR&lt;/title&gt;</text:p>
      <text:p text:style-name="P4"><text:s text:c="4"/>&lt;script&gt;</text:p>
      <text:p text:style-name="P4"><text:tab/><text:tab/>var numero= parseInt(prompt("Introduce un número"));</text:p>
      <text:p text:style-name="P4"><text:tab/><text:tab/>var resultado;</text:p>
      <text:p text:style-name="P4"><text:tab/><text:tab/>var comprueba=false;</text:p>
      <text:p text:style-name="P4"><text:tab/><text:tab/>while(comprueba==false){</text:p>
      <text:p text:style-name="P4"><text:tab/><text:tab/> <text:s text:c="4"/>conf = confirm ("¿Quieres seguir?");</text:p>
      <text:p text:style-name="P4"><text:tab/><text:tab/><text:tab/> </text:p>
      <text:p text:style-name="P4"><text:tab/><text:tab/><text:tab/><text:tab/>for(i=0;i&lt;=10;i++){</text:p>
      <text:p text:style-name="P4"><text:tab/><text:tab/><text:tab/><text:tab/>resultado=numero*i;</text:p>
      <text:p text:style-name="P4"><text:tab/><text:tab/><text:tab/><text:tab/>document.write(resultado + "&lt;br&gt;");</text:p>
      <text:p text:style-name="P4"><text:tab/><text:tab/><text:tab/><text:tab/>}</text:p>
      <text:p text:style-name="P4"><text:tab/><text:tab/><text:tab/><text:tab/></text:p>
      <text:p text:style-name="P4"><text:tab/><text:tab/><text:tab/><text:tab/>if(conf==false){</text:p>
      <text:p text:style-name="P4"><text:tab/><text:tab/><text:tab/><text:tab/><text:tab/>comprueba=true;</text:p>
      <text:p text:style-name="P4"><text:tab/><text:tab/><text:tab/><text:tab/>}</text:p>
      <text:p text:style-name="P4"><text:tab/><text:tab/>}</text:p>
      <text:p text:style-name="P4"><text:s text:c="4"/>&lt;/script&gt;</text:p>
      <text:p text:style-name="P4">&lt;/head&gt;</text:p>
      <text:p text:style-name="P4">&lt;body&gt;</text:p>
      <text:p text:style-name="P4"><text:s text:c="4"/></text:p>
      <text:p text:style-name="P4">&lt;/body&gt;</text:p>
      <text:p text:style-name="Descripción"><text:span text:style-name="Fuente_20_de_20_párrafo_20_predeter."><text:span text:style-name="T4">&lt;/html&gt;</text:span></text:span></text:p>
      <text:p text:style-name="Descripción"/>
      <text:p text:style-name="Descripción"/>
      <text:p text:style-name="Descripción"/>
      <text:p text:style-name="Descripción"/>
      <text:p text:style-name="Standard"/>
      <text:h text:style-name="Heading_20_2" text:outline-level="2"><text:bookmark-start text:name="_Toc53525029"/><text:bookmark-start text:name="_Toc53525110"/>LLAMADA A LA FUNCIÓN RECURSIVA<text:bookmark-end text:name="_Toc53525029"/><text:bookmark-end text:name="_Toc53525110"/></text:h>
      <text:p text:style-name="Text_20_body">&lt;!DOCTYPE html&gt;</text:p>
      <text:p text:style-name="Text_20_body"><text:soft-page-break/>&lt;html lang="es"&gt;</text:p>
      <text:p text:style-name="Text_20_body">&lt;head&gt;</text:p>
      <text:p text:style-name="Text_20_body">&lt;!---Hacer un programa que utilizando una función recursiva llamada potencia() solicite la base,el exponente y devuelva el resultado----&gt;</text:p>
      <text:p text:style-name="Text_20_body"><text:tab/><text:tab/>&lt;meta charset="UTF-8"&gt;</text:p>
      <text:p text:style-name="Text_20_body"><text:tab/><text:tab/>&lt;meta name="author" content="Catalin Mazarache"&gt;</text:p>
      <text:p text:style-name="Text_20_body"><text:tab/><text:tab/>&lt;title&gt;Potencia&lt;/title&gt;</text:p>
      <text:p text:style-name="Text_20_body"><text:tab/><text:tab/><text:tab/>&lt;script&gt;</text:p>
      <text:p text:style-name="Text_20_body"><text:tab/><text:tab/><text:tab/><text:tab/>/*</text:p>
      <text:p text:style-name="Text_20_body"><text:tab/><text:tab/><text:tab/>var numero1 = parseInt(prompt("Introduce un primer número"));</text:p>
      <text:p text:style-name="Text_20_body"><text:tab/><text:tab/><text:tab/>var numero2 = parseInt(prompt("Introduce un segundo número"));</text:p>
      <text:p text:style-name="Text_20_body"><text:tab/><text:tab/><text:tab/> </text:p>
      <text:p text:style-name="Text_20_body"><text:tab/><text:tab/><text:tab/><text:tab/>function total(base,exponente){</text:p>
      <text:p text:style-name="Text_20_body"><text:tab/><text:tab/><text:tab/><text:tab/><text:tab/>var producto= base ** exponente;</text:p>
      <text:p text:style-name="Text_20_body"><text:tab/><text:tab/><text:tab/><text:tab/><text:tab/>return producto;</text:p>
      <text:p text:style-name="Text_20_body"><text:tab/><text:tab/><text:tab/><text:tab/><text:tab/></text:p>
      <text:p text:style-name="Text_20_body"><text:tab/><text:tab/><text:tab/><text:tab/>}</text:p>
      <text:p text:style-name="Text_20_body"><text:tab/><text:tab/><text:tab/><text:tab/>var potencia=total(numero1,numero2);</text:p>
      <text:p text:style-name="Text_20_body"><text:tab/><text:tab/><text:tab/><text:tab/>alert(potencia);</text:p>
      <text:p text:style-name="Text_20_body"><text:tab/>*/</text:p>
      <text:p text:style-name="Text_20_body"><text:tab/><text:tab/><text:tab/>var numero1 = parseInt(prompt("Introduce un primer número"));</text:p>
      <text:p text:style-name="Text_20_body"><text:tab/><text:tab/><text:tab/>var numero2 = parseInt(prompt("Introduce un segundo número"));</text:p>
      <text:p text:style-name="Text_20_body"><text:tab/><text:tab/><text:tab/></text:p>
      <text:p text:style-name="Text_20_body"><text:tab/><text:tab/><text:tab/>function potencia(base,exponente){</text:p>
      <text:p text:style-name="Text_20_body"><text:tab/><text:tab/><text:tab/><text:tab/>if(exponente===0) return (1);</text:p>
      <text:p text:style-name="Text_20_body"><text:tab/><text:tab/><text:tab/><text:tab/>//else if(exponente==1) return (base);</text:p>
      <text:p text:style-name="Text_20_body"><text:tab/><text:tab/><text:tab/><text:tab/>else return (base * potencia(base, exponente-1));</text:p>
      <text:p text:style-name="Text_20_body"><text:tab/><text:tab/><text:tab/>}</text:p>
      <text:p text:style-name="Text_20_body"><text:tab/><text:tab/><text:tab/>var total=potencia(numero1,numero2);</text:p>
      <text:p text:style-name="Text_20_body"><text:tab/><text:tab/><text:tab/>alert(total);</text:p>
      <text:p text:style-name="Text_20_body"><text:tab/><text:tab/></text:p>
      <text:p text:style-name="Text_20_body"><text:tab/><text:tab/><text:tab/>&lt;/script&gt;</text:p>
      <text:p text:style-name="Text_20_body">&lt;/head&gt;</text:p>
      <text:p text:style-name="Text_20_body">&lt;body&gt;</text:p>
      <text:p text:style-name="Text_20_body"><text:tab/>&lt;p&gt;Potencia&lt;/p&gt;</text:p>
      <text:p text:style-name="Text_20_body"/>
      <text:p text:style-name="Text_20_body">&lt;/body&gt;</text:p>
      <text:p text:style-name="Text_20_body"><text:soft-page-break/>&lt;/html&gt;</text:p>
      <text:p text:style-name="Text_20_body"/>
      <text:p text:style-name="Text_20_body"/>
      <text:h text:style-name="Heading_20_2" text:outline-level="2"><text:bookmark-start text:name="_Toc53525030"/><text:bookmark-start text:name="_Toc53525111"/>CREAR UN OBJETO BÁSICO<text:bookmark-end text:name="_Toc53525030"/><text:bookmark-end text:name="_Toc53525111"/></text:h>
      <text:p text:style-name="Normal">&lt;!DOCTYPE html&gt;</text:p>
      <text:p text:style-name="Normal">&lt;html lang="es"&gt;</text:p>
      <text:p text:style-name="Normal">&lt;head&gt;</text:p>
      <text:p text:style-name="Normal">&lt;!---Crear una clase Persona con las propiedades nombre y edad, cuyo metodo comprueba si la edad es mayor de 20, si es asi le resta 10</text:p>
      <text:p text:style-name="Normal"><text:s text:c="5"/>y a continuacion. Se crea el objeto con su nombre y edad. Una vez envejecido con el alert</text:p>
      <text:p text:style-name="Normal"><text:s text:c="5"/>mostrar el nombre y la edad ----&gt;</text:p>
      <text:p text:style-name="Normal"><text:tab/><text:tab/>&lt;meta charset="UTF-8"&gt;</text:p>
      <text:p text:style-name="Normal"><text:tab/><text:tab/>&lt;meta name="author" content="Catalin Mazarache"&gt;</text:p>
      <text:p text:style-name="Normal"><text:tab/><text:tab/>&lt;title&gt;Objeto Persona&lt;/title&gt;</text:p>
      <text:p text:style-name="Normal"><text:tab/><text:tab/><text:tab/>&lt;script&gt;</text:p>
      <text:p text:style-name="Normal"><text:s text:c="12"/>//De esta forma se define una clase</text:p>
      <text:p text:style-name="Normal"><text:tab/><text:tab/><text:tab/> function Persona(txtNombre,nEdad){//parametros </text:p>
      <text:p text:style-name="Normal"><text:tab/><text:tab/><text:tab/><text:tab/>this.nombre=txtNombre;//Esta propiedad con el this hace referencia a la funcion Persona</text:p>
      <text:p text:style-name="Normal"><text:tab/><text:tab/><text:tab/><text:tab/>this.edad=nEdad;//Otra forma sería poner: nombredelaFuncion.propiedad; Persona.edad=nEdad;</text:p>
      <text:p text:style-name="Normal"><text:s text:c="16"/>this.envejecer=fnEnvejecer;</text:p>
      <text:p text:style-name="Normal"><text:tab/><text:tab/><text:tab/></text:p>
      <text:p text:style-name="Normal"><text:s text:c="13"/>}</text:p>
      <text:p text:style-name="Normal"><text:s text:c="12"/></text:p>
      <text:p text:style-name="Normal"><text:s text:c="13"/>function fnEnvejecer(){</text:p>
      <text:p text:style-name="Normal"><text:s text:c="19"/>//if(this.edad&gt;20){ this.edad=this.edad-10;}</text:p>
      <text:p text:style-name="Normal"><text:s text:c="21"/>with(this){</text:p>
      <text:p text:style-name="Normal"><text:s text:c="24"/>if(edad&gt;20){</text:p>
      <text:p text:style-name="Normal"><text:s text:c="28"/>edad-=10; </text:p>
      <text:p text:style-name="Normal"><text:s text:c="24"/>} <text:s/></text:p>
      <text:p text:style-name="Normal"><text:s text:c="20"/>} <text:s text:c="4"/></text:p>
      <text:p text:style-name="Normal"><text:s text:c="16"/>}</text:p>
      <text:p text:style-name="Normal"><text:s text:c="16"/>var mi_nombre = prompt("Introduce un nombre","Catalin");</text:p>
      <text:p text:style-name="Normal"><text:tab/><text:tab/><text:tab/> <text:s text:c="3"/>var mi_edad = parseInt(prompt("Introduce una edad",27));</text:p>
      <text:p text:style-name="Normal"><text:soft-page-break/><text:s text:c="16"/></text:p>
      <text:p text:style-name="Normal"><text:s text:c="16"/>var mi_persona=new Persona("Catalin",21);</text:p>
      <text:p text:style-name="Normal"><text:s text:c="16"/>mi_persona.edad=27;//De esta forma cambio la edad</text:p>
      <text:p text:style-name="Normal"/>
      <text:p text:style-name="Normal"><text:s text:c="16"/>mi_persona.envejecer();</text:p>
      <text:p text:style-name="Normal"/>
      <text:p text:style-name="Normal"><text:s text:c="16"/>alert(mi_persona.nombre);</text:p>
      <text:p text:style-name="Normal"><text:s text:c="16"/>alert(mi_persona.edad);</text:p>
      <text:p text:style-name="Normal"/>
      <text:p text:style-name="Normal"><text:tab/><text:tab/><text:tab/>&lt;/script&gt;</text:p>
      <text:p text:style-name="Normal">&lt;/head&gt;</text:p>
      <text:p text:style-name="Normal">&lt;body&gt;</text:p>
      <text:p text:style-name="Normal"/>
      <text:p text:style-name="Normal">&lt;/body&gt;</text:p>
      <text:p text:style-name="Normal">&lt;/html&gt;</text:p>
      <text:p text:style-name="Normal"/>
      <text:h text:style-name="P18" text:outline-level="2">ORDENACIÓN DE TABLA</text:h>
      <text:p text:style-name="P9">&lt;!DOCTYPE html&gt;</text:p>
      <text:p text:style-name="P9">&lt;html lang="es"&gt;</text:p>
      <text:p text:style-name="P9">&lt;head&gt;</text:p>
      <text:p text:style-name="P9">&lt;!---Hacer un programa que permita introducir números enteros hasta que no se desee introducir más.</text:p>
      <text:p text:style-name="P9">A continuación deberá mostrar los números introducidos ordenados de mayor a menor.---&gt;</text:p>
      <text:p text:style-name="P9"><text:tab/><text:tab/>&lt;meta charset="UTF-8"&gt;</text:p>
      <text:p text:style-name="P9"><text:tab/><text:tab/>&lt;meta name="author" content="Catalin Mazarache"&gt;</text:p>
      <text:p text:style-name="P9"><text:tab/><text:tab/>&lt;title&gt;Ordenación de la tabla&lt;/title&gt;</text:p>
      <text:p text:style-name="P9"><text:tab/><text:tab/><text:tab/>&lt;script&gt;</text:p>
      <text:p text:style-name="P9"><text:s text:c="16"/>var enteros=new Array(2,5,27,13,52,23,46,22,4,32,34,564,76,94,11);</text:p>
      <text:p text:style-name="P9"><text:s text:c="6"/></text:p>
      <text:p text:style-name="P9"><text:s text:c="16"/>var i;</text:p>
      <text:p text:style-name="P9"><text:s text:c="16"/>var j;</text:p>
      <text:p text:style-name="P9"><text:s text:c="16"/>for(i=0;i&lt;enteros.length-1;i++){//enteros&lt;7</text:p>
      <text:p text:style-name="P9"><text:s text:c="20"/>for(j=i+1;j&lt;enteros.length;j++){//enteros&lt;8</text:p>
      <text:p text:style-name="P9"><text:s text:c="24"/>if(enteros[i]&gt;enteros[j]){</text:p>
      <text:p text:style-name="P9"><text:soft-page-break/><text:s text:c="27"/>var auxiliar=enteros[i];</text:p>
      <text:p text:style-name="P9"><text:s text:c="28"/>enteros[i]=enteros[j];</text:p>
      <text:p text:style-name="P9"><text:s text:c="28"/>enteros[j]=auxiliar;</text:p>
      <text:p text:style-name="P9"/>
      <text:p text:style-name="P9"><text:s text:c="24"/>}</text:p>
      <text:p text:style-name="P9"><text:s text:c="20"/>}</text:p>
      <text:p text:style-name="P9"><text:s text:c="16"/>}</text:p>
      <text:p text:style-name="P9"><text:s text:c="16"/>var k;</text:p>
      <text:p text:style-name="P9"><text:s text:c="15"/>for(k=0;k&lt;enteros.length;k++){</text:p>
      <text:p text:style-name="P9"><text:s text:c="19"/>document.write(enteros[k] + "&lt;br&gt;");</text:p>
      <text:p text:style-name="P9"><text:s text:c="15"/>}</text:p>
      <text:p text:style-name="P9"><text:s text:c="15"/></text:p>
      <text:p text:style-name="P9"/>
      <text:p text:style-name="P9"/>
      <text:p text:style-name="P9"><text:s/></text:p>
      <text:p text:style-name="P9"><text:s text:c="16"/>/*function ordenar(){</text:p>
      <text:p text:style-name="P9"><text:s text:c="20"/>resultado=enteros.sort();</text:p>
      <text:p text:style-name="P9"><text:s text:c="20"/>alert(resultado[0] + " " <text:s/>+ resultado[1]);</text:p>
      <text:p text:style-name="P9"><text:s text:c="16"/>}*/</text:p>
      <text:p text:style-name="P9"/>
      <text:p text:style-name="P9"><text:s text:c="15"/></text:p>
      <text:p text:style-name="P9"/>
      <text:p text:style-name="P9"><text:s text:c="15"/></text:p>
      <text:p text:style-name="P9"/>
      <text:p text:style-name="P9"><text:tab/><text:tab/><text:tab/>&lt;/script&gt;</text:p>
      <text:p text:style-name="P9">&lt;/head&gt;</text:p>
      <text:p text:style-name="P9">&lt;body&gt;</text:p>
      <text:p text:style-name="P9"/>
      <text:p text:style-name="P9">&lt;/body&gt;</text:p>
      <text:p text:style-name="P9">&lt;/html&gt;</text:p>
      <text:h text:style-name="P19" text:outline-level="2">ORDENACIÓN DE TABLA <text:span text:style-name="T6">2</text:span></text:h>
      <text:p text:style-name="P10">&lt;!DOCTYPE html&gt;</text:p>
      <text:p text:style-name="P7">&lt;html lang="es"&gt;</text:p>
      <text:p text:style-name="P7">&lt;head&gt;</text:p>
      <text:p text:style-name="P7"><text:soft-page-break/>&lt;!---Hacer un programa que permita introducir números enteros hasta que no se desee introducir más.</text:p>
      <text:p text:style-name="P7">A continuación deberá mostrar los números introducidos ordenados de mayor a menor.---&gt;</text:p>
      <text:p text:style-name="P8">        <text:span text:style-name="T5">&lt;meta charset="UTF-8"&gt;</text:span></text:p>
      <text:p text:style-name="P8">        <text:span text:style-name="T5">&lt;meta name="author" content="Catalin Mazarache"&gt;</text:span></text:p>
      <text:p text:style-name="P8">        <text:span text:style-name="T5">&lt;title&gt;Ordenación de la tabla&lt;/title&gt;</text:span></text:p>
      <text:p text:style-name="P8">            <text:span text:style-name="T5">&lt;script&gt;</text:span></text:p>
      <text:p text:style-name="P8">                <text:span text:style-name="T5">var enteros=new Array(2,5,27,13,52,23,46,22,4,32,34,564,76,94,11,29);</text:span></text:p>
      <text:p text:style-name="P8">                <text:span text:style-name="T5">//enteros.sort();</text:span></text:p>
      <text:p text:style-name="P8">                <text:span text:style-name="T5">var i;</text:span></text:p>
      <text:p text:style-name="P8">                <text:span text:style-name="T5">var cambios=false;</text:span></text:p>
      <text:p text:style-name="P8">                <text:span text:style-name="T5">var auxiliar=0;</text:span></text:p>
      <text:p text:style-name="P8">                <text:span text:style-name="T5">do{</text:span></text:p>
      <text:p text:style-name="P8">                    <text:span text:style-name="T5">cambios=false;</text:span></text:p>
      <text:p text:style-name="P8">                    <text:span text:style-name="T5">for (i=0;i&lt;(enteros.length-1);i++){</text:span></text:p>
      <text:p text:style-name="P8">                            <text:span text:style-name="T5">if(enteros[i] &gt; enteros[i+1]){</text:span></text:p>
      <text:p text:style-name="P8">                                <text:span text:style-name="T5">auxiliar=enteros[i];</text:span></text:p>
      <text:p text:style-name="P8">                                <text:span text:style-name="T5">enteros[i]=enteros[i+1];</text:span></text:p>
      <text:p text:style-name="P8">                                <text:span text:style-name="T5">enteros[i+1]=auxiliar;</text:span></text:p>
      <text:p text:style-name="P8">                                <text:span text:style-name="T5">cambios=true;</text:span></text:p>
      <text:p text:style-name="P8">                            <text:span text:style-name="T5">}</text:span></text:p>
      <text:p text:style-name="P8">                    </text:p>
      <text:p text:style-name="P8">                        </text:p>
      <text:p text:style-name="P8">                    <text:span text:style-name="T5">}</text:span></text:p>
      <text:p text:style-name="P8">                <text:span text:style-name="T5">}</text:span></text:p>
      <text:p text:style-name="P8">                </text:p>
      <text:p text:style-name="P8">                <text:span text:style-name="T5">while(cambios==true);</text:span></text:p>
      <text:p text:style-name="P8"/>
      <text:p text:style-name="P8">                </text:p>
      <text:p text:style-name="P8">                <text:span text:style-name="T5">var k;</text:span></text:p>
      <text:p text:style-name="P8">               <text:span text:style-name="T5">for(k=0;k&lt;enteros.length;k++){</text:span></text:p>
      <text:p text:style-name="P8">                   <text:span text:style-name="T5">document.write(enteros[k] + "&lt;br&gt;");</text:span></text:p>
      <text:p text:style-name="P8">               <text:span text:style-name="T5">}</text:span></text:p>
      <text:p text:style-name="P8"> </text:p>
      <text:p text:style-name="P8">            <text:span text:style-name="T5">&lt;/script&gt;</text:span></text:p>
      <text:p text:style-name="P7">&lt;/head&gt;</text:p>
      <text:p text:style-name="P7">&lt;body&gt;</text:p>
      <text:p text:style-name="P8"/>
      <text:p text:style-name="P7">&lt;/body&gt;</text:p>
      <text:p text:style-name="P7">&lt;/html&gt;</text:p>
      <text:p text:style-name="P12"/>
      <text:p text:style-name="P15"/>
      <text:h text:style-name="P20" text:outline-level="2">ORDENACIÓN DE TABLA 3 CON SORT</text:h>
      <text:p text:style-name="P12">&lt;!DOCTYPE html&gt;</text:p>
      <text:p text:style-name="P12">&lt;html lang="es"&gt;</text:p>
      <text:p text:style-name="P12">&lt;head&gt;</text:p>
      <text:p text:style-name="P12">&lt;!---Hacer un programa que permita introducir números enteros hasta que no se desee introducir más.</text:p>
      <text:p text:style-name="P12">A continuación deberá mostrar los números introducidos ordenados de mayor a menor.---&gt;</text:p>
      <text:p text:style-name="P12"><text:tab/><text:tab/>&lt;meta charset="UTF-8"&gt;</text:p>
      <text:p text:style-name="P12"><text:soft-page-break/><text:tab/><text:tab/>&lt;meta name="author" content="Catalin Mazarache"&gt;</text:p>
      <text:p text:style-name="P12"><text:tab/><text:tab/>&lt;title&gt;Ordenación de la tabla&lt;/title&gt;</text:p>
      <text:p text:style-name="P12"><text:tab/><text:tab/><text:tab/>&lt;script&gt;</text:p>
      <text:p text:style-name="P12"><text:s text:c="16"/>var enteros=new Array(2,5,27,13,52,23,46,22,4,32,34,564,76,94,11,29);</text:p>
      <text:p text:style-name="P12"><text:s text:c="16"/>enteros.sort();</text:p>
      <text:p text:style-name="P12"><text:s text:c="16"/>/*var i;</text:p>
      <text:p text:style-name="P12"><text:s text:c="16"/>var cambios=false;</text:p>
      <text:p text:style-name="P12"><text:s text:c="16"/>var auxiliar=0;</text:p>
      <text:p text:style-name="P12"><text:s text:c="16"/>do{</text:p>
      <text:p text:style-name="P12"><text:s text:c="20"/>cambios=false;</text:p>
      <text:p text:style-name="P12"><text:s text:c="20"/>for (i=0;i&lt;(enteros.length-1);i++){</text:p>
      <text:p text:style-name="P12"><text:s text:c="28"/>if(enteros[i] &gt; enteros[i+1]){</text:p>
      <text:p text:style-name="P12"><text:s text:c="32"/>auxiliar=enteros[i];</text:p>
      <text:p text:style-name="P12"><text:s text:c="32"/>enteros[i]=enteros[i+1];</text:p>
      <text:p text:style-name="P12"><text:s text:c="32"/>enteros[i+1]=auxiliar;</text:p>
      <text:p text:style-name="P12"><text:s text:c="32"/>cambios=true;</text:p>
      <text:p text:style-name="P12"><text:s text:c="28"/>}</text:p>
      <text:p text:style-name="P12"><text:s text:c="20"/></text:p>
      <text:p text:style-name="P12"><text:s text:c="24"/></text:p>
      <text:p text:style-name="P12"><text:s text:c="20"/>}</text:p>
      <text:p text:style-name="P12"><text:s text:c="16"/>}</text:p>
      <text:p text:style-name="P12"><text:s text:c="16"/></text:p>
      <text:p text:style-name="P12"><text:s text:c="16"/>while(cambios==true);</text:p>
      <text:p text:style-name="P12"/>
      <text:p text:style-name="P12"><text:s text:c="16"/>*/</text:p>
      <text:p text:style-name="P12"><text:s text:c="16"/>var k;</text:p>
      <text:p text:style-name="P12"><text:s text:c="15"/>for(k=0;k&lt;enteros.length;k++){</text:p>
      <text:p text:style-name="P12"><text:s text:c="19"/>document.write(enteros[k] + "&lt;br&gt;");</text:p>
      <text:p text:style-name="P12"><text:s text:c="15"/>}</text:p>
      <text:p text:style-name="P12"><text:s/></text:p>
      <text:p text:style-name="P12"><text:tab/><text:tab/><text:tab/>&lt;/script&gt;</text:p>
      <text:p text:style-name="P12">&lt;/head&gt;</text:p>
      <text:p text:style-name="P12">&lt;body&gt;</text:p>
      <text:p text:style-name="P12"/>
      <text:p text:style-name="P12"><text:soft-page-break/>&lt;/body&gt;</text:p>
      <text:p text:style-name="P12">&lt;/html&gt;</text:p>
      <text:p text:style-name="P13"/>
      <text:h text:style-name="P20" text:outline-level="2">TABLA DE ALUMNOS</text:h>
      <text:p text:style-name="P10">&lt;!DOCTYPE html&gt;</text:p>
      <text:p text:style-name="P7">&lt;html lang="es"&gt;</text:p>
      <text:p text:style-name="P7">&lt;head&gt;</text:p>
      <text:p text:style-name="P7">&lt;!---Hacer un programa que permita introducir los datos de tantos alumnos como se desee. Cuando no se desee</text:p>
      <text:p text:style-name="P7">introducir más datos se mostrará un listado ordenado ascendentemente por nombre con el nombre y nota media</text:p>
      <text:p text:style-name="P7">de cada alumno y otro listado similar pero ordenado descendentemente por nota media.---&gt;</text:p>
      <text:p text:style-name="P8">        <text:span text:style-name="T5">&lt;meta charset="UTF-8"&gt;</text:span></text:p>
      <text:p text:style-name="P8">        <text:span text:style-name="T5">&lt;meta name="author" content="Catalin Mazarache"&gt;</text:span></text:p>
      <text:p text:style-name="P8">        <text:span text:style-name="T5">&lt;title&gt;Tabla de alumnos&lt;/title&gt;</text:span></text:p>
      <text:p text:style-name="P8">            <text:span text:style-name="T5">&lt;script&gt;</text:span></text:p>
      <text:p text:style-name="P8">          <text:span text:style-name="T5">//De esta forma se define una clase</text:span></text:p>
      <text:p text:style-name="P8">            <text:span text:style-name="T5">function Persona(txtNombre,nEdad){//parametros </text:span></text:p>
      <text:p text:style-name="P8">            <text:span text:style-name="T5">this.nombre=txtNombre;//Esta propiedad con el this hace referencia a la funcion Persona</text:span></text:p>
      <text:p text:style-name="P8">            <text:span text:style-name="T5">this.edad=nEdad;//Otra forma sería poner: nombredelaFuncion.propiedad; Persona.edad=nEdad;</text:span></text:p>
      <text:p text:style-name="P8"/>
      <text:p text:style-name="P8">            <text:span text:style-name="T5">}</text:span></text:p>
      <text:p text:style-name="P8">            <text:span text:style-name="T5">function Alumno(mi_persona,nDWES,nDWEC){</text:span></text:p>
      <text:p text:style-name="P8">            <text:span text:style-name="T5">this.persona=mi_persona;</text:span></text:p>
      <text:p text:style-name="P8">            <text:span text:style-name="T5">this.nota_dwes=nDWES;</text:span></text:p>
      <text:p text:style-name="P8">            <text:span text:style-name="T5">this.nota_dwec=nDWEC;</text:span></text:p>
      <text:p text:style-name="P8">            <text:span text:style-name="T5">this.media=fnMedia;</text:span></text:p>
      <text:p text:style-name="P8">            <text:span text:style-name="T5">}</text:span></text:p>
      <text:p text:style-name="P8"/>
      <text:p text:style-name="P8">            <text:span text:style-name="T5">function fnMedia(){</text:span></text:p>
      <text:p text:style-name="P8">            <text:span text:style-name="T5">with(this){</text:span></text:p>
      <text:p text:style-name="P8">                <text:span text:style-name="T5">var nota=(nota_dwes+nota_dwec)/2;</text:span></text:p>
      <text:p text:style-name="P8">                <text:span text:style-name="T5">return nota;</text:span></text:p>
      <text:p text:style-name="P8">            <text:span text:style-name="T5">}</text:span></text:p>
      <text:p text:style-name="P8">            <text:span text:style-name="T5">}</text:span></text:p>
      <text:p text:style-name="P5"><text:line-break/></text:p>
      <text:p text:style-name="P8">            <text:span text:style-name="T5">do{</text:span></text:p>
      <text:p text:style-name="P8">            <text:span text:style-name="T5">var mi_nombre=prompt("Introduce un nombre");</text:span></text:p>
      <text:p text:style-name="P8">            <text:span text:style-name="T5">var mi_edad= parseInt(prompt("Introduce una edad"));</text:span></text:p>
      <text:p text:style-name="P8">            <text:span text:style-name="T5">var mi_persona=new Persona(mi_nombre,mi_edad);</text:span></text:p>
      <text:p text:style-name="P8">            <text:span text:style-name="T5">var mi_notaDWES=parseInt(prompt("Introduce una nota de DWES"));</text:span></text:p>
      <text:p text:style-name="P8">            <text:span text:style-name="T5">var mi_notaDWEC=parseInt(prompt("Introduce una nota de DWEC"));</text:span></text:p>
      <text:p text:style-name="P8"/>
      <text:p text:style-name="P8">            <text:span text:style-name="T5">var mi_alumno=new Alumno(mi_persona,mi_notaDWES,mi_notaDWEC);</text:span></text:p>
      <text:p text:style-name="P8"/>
      <text:p text:style-name="P8">            <text:span text:style-name="T5">mi_media=mi_alumno.media();</text:span></text:p>
      <text:p text:style-name="P8"/>
      <text:p text:style-name="P8">            <text:span text:style-name="T5">alert("La media es " + mi_media);</text:span></text:p>
      <text:p text:style-name="P5"><text:soft-page-break/><text:line-break/></text:p>
      <text:p text:style-name="P8">            <text:span text:style-name="T5">}while(conf=confirm("¿Quieres introducir más alumnos?"));</text:span></text:p>
      <text:p text:style-name="P8"/>
      <text:p text:style-name="P8">            <text:span text:style-name="T5">function orden_ascendente(){</text:span></text:p>
      <text:p text:style-name="P8">                <text:span text:style-name="T5">mi_alumno.sort(function(a,b){</text:span></text:p>
      <text:p text:style-name="P8">                <text:span text:style-name="T5">var x=a.nombre.toLowerCase();</text:span></text:p>
      <text:p text:style-name="P8">                <text:span text:style-name="T5">var y=b.nombre.toLowerCase();</text:span></text:p>
      <text:p text:style-name="P8">                <text:span text:style-name="T5">if(x&lt;y) {return -1;}</text:span></text:p>
      <text:p text:style-name="P8">                <text:span text:style-name="T5">if(x&gt;y) {return 1;}</text:span></text:p>
      <text:p text:style-name="P8">                <text:span text:style-name="T5">return a.nombre-b.nombre});</text:span></text:p>
      <text:p text:style-name="P8">            </text:p>
      <text:p text:style-name="P8">             <text:span text:style-name="T5">}</text:span></text:p>
      <text:p text:style-name="P8"/>
      <text:p text:style-name="P8">            <text:span text:style-name="T5">function orden_descendente(){</text:span></text:p>
      <text:p text:style-name="P8">                <text:span text:style-name="T5">mi_alumno.sort(function(a,b){</text:span></text:p>
      <text:p text:style-name="P8">                <text:span text:style-name="T5">var x=a.nombre.toLowerCase();</text:span></text:p>
      <text:p text:style-name="P8">                <text:span text:style-name="T5">var y=b.nombre.toLowerCase();</text:span></text:p>
      <text:p text:style-name="P8">                <text:span text:style-name="T5">if(x&lt;y) {return 1;}</text:span></text:p>
      <text:p text:style-name="P8">                <text:span text:style-name="T5">if(x&gt;y) {return -1;}</text:span></text:p>
      <text:p text:style-name="P8">                <text:span text:style-name="T5">return 0});</text:span></text:p>
      <text:p text:style-name="P8">            </text:p>
      <text:p text:style-name="P8">            <text:span text:style-name="T5">}</text:span></text:p>
      <text:p text:style-name="P8">                </text:p>
      <text:p text:style-name="P8">            </text:p>
      <text:p text:style-name="P8">            <text:span text:style-name="T5">&lt;/script&gt;</text:span></text:p>
      <text:p text:style-name="P7">&lt;/head&gt;</text:p>
      <text:p text:style-name="P7">&lt;body&gt;</text:p>
      <text:p text:style-name="P8"/>
      <text:p text:style-name="P7">&lt;/body&gt;</text:p>
      <text:p text:style-name="P7">&lt;/html&gt;</text:p>
      <text:p text:style-name="P6"/>
      <text:p text:style-name="P8"> </text:p>
      <text:p text:style-name="P5"/>
      <text:p text:style-name="P16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F1" svg:font-family="F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draw:gradient draw:name="a0" draw:style="linear" draw:start-color="#88acbb" draw:end-color="#394a61" draw:start-intensity="100%" draw:end-intensity="100%" draw:angle="240deg" draw:border="0%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cm" fo:margin-bottom="0.353cm" style:contextual-spacing="false" fo:line-height="100%" fo:hyphenation-ladder-count="no-limit"/>
      <style:text-properties fo:color="#44546a" loext:opacity="100%" fo:font-size="9pt" fo:font-style="italic" style:font-size-asian="9pt" style:font-style-asian="italic" style:font-size-complex="9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Sin_20_espaciado" style:display-name="Sin espaciado" style:family="paragraph">
      <style:paragraph-properties fo:margin-top="0cm" fo:margin-bottom="0cm" style:contextual-spacing="false" fo:line-height="100%" fo:orphans="2" fo:widows="2" fo:hyphenation-ladder-count="no-limit"/>
      <style:text-properties style:language-asian="es" style:country-asian="ES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1" style:list-style-name="" style:class="index">
      <style:paragraph-properties fo:hyphenation-ladder-count="no-limit" text:number-lines="false" text:line-number="0"/>
      <style:text-properties fo:font-weight="bold" style:language-asian="es" style:country-asian="ES" style:font-weight-asian="bold" style:font-weight-complex="bold" fo:hyphenate="false" loext:hyphenation-no-caps="false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ítulo_20_TDC" style:display-name="Título TDC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color="#2f5496" loext:opacity="100%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fo:hyphenate="true" loext:hyphenation-no-caps="fals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DC_20_2" style:display-name="TD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uente_20_de_20_párrafo_20_predeter." style:display-name="Fuente de párrafo predeter." style:family="text"/>
    <style:style style:name="Sin_20_espaciado_20_Car" style:display-name="Sin espaciado Car" style:family="text" style:parent-style-name="Fuente_20_de_20_párrafo_20_predeter.">
      <style:text-properties style:language-asian="es" style:country-asian="ES" style:font-name-complex="F" style:font-family-complex="F" style:font-family-generic-complex="system" style:font-pitch-complex="variable"/>
    </style:style>
    <style:style style:name="Título_20_1_20_Car" style:display-name="Título 1 Car" style:family="text" style:parent-style-name="Fuente_20_de_20_párrafo_20_predeter.">
      <style:text-properties fo:color="#2e74b5" loext:opacity="100%" style:font-name="Calibri Light" fo:font-family="'Calibri Light'" style:font-family-generic="swiss" style:font-pitch="variable" fo:font-size="16pt" style:font-size-asian="16pt" style:font-name-complex="F" style:font-family-complex="F" style:font-family-generic-complex="system" style:font-pitch-complex="variable" style:font-size-complex="16pt"/>
    </style:style>
    <style:style style:name="Internet_20_link" style:display-name="Internet link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ar" style:display-name="Título 2 Car" style:family="text" style:parent-style-name="Fuente_20_de_20_párrafo_20_predeter.">
      <style:text-properties fo:color="#2e74b5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Referencia_20_intensa" style:display-name="Referencia intensa" style:family="text" style:parent-style-name="Fuente_20_de_20_párrafo_20_predeter.">
      <style:text-properties fo:font-variant="small-caps" fo:color="#5b9bd5" loext:opacity="100%" fo:letter-spacing="0.009cm"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5b9bd5" loext:opacity="100%"/>
    </style:style>
    <style:style style:name="MT2" style:family="text">
      <style:text-properties fo:color="#5b9bd5" loext:opacity="100%" style:font-name="Calibri Light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2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Fuente_20_de_20_párrafo_20_predeter."><text:span text:style-name="MT1"><text:s/></text:span></text:span><text:span text:style-name="Fuente_20_de_20_párrafo_20_predeter."><text:span text:style-name="MT2">pág. </text:span></text:span><text:page-number text:select-page="current">2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title>CUADERNO DE PRÁCTICAS</dc:title>
    <dc:subject>CATALIN MAZARACHE DAW-2 11/10/2020</dc:subject>
    <meta:initial-creator>cosminx</meta:initial-creator>
    <meta:creation-date>2020-10-06T19:45:00Z</meta:creation-date>
    <dc:date>2020-10-25T16:16:17.575000000</dc:date>
    <meta:print-date>2020-10-06T19:45:00Z</meta:print-date>
    <meta:editing-cycles>16</meta:editing-cycles>
    <meta:editing-duration>PT10M24S</meta:editing-duration>
    <meta:document-statistic meta:table-count="0" meta:image-count="0" meta:object-count="0" meta:page-count="13" meta:paragraph-count="362" meta:word-count="933" meta:character-count="10947" meta:non-whitespace-character-count="74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